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Courier New1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.1665in" fo:margin-bottom="0.0835in" fo:keep-with-next="always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8" style:family="paragraph" style:parent-style-name="Text_20_body_20_indent_20_2">
      <style:paragraph-properties fo:margin-top="0.1665in" fo:margin-bottom="0.0835in"/>
      <style:text-properties style:font-name="Times New Roman" fo:font-size="12pt" fo:font-style="normal" fo:font-weight="normal" style:font-name-asian="MingLiU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_20_indent_20_2">
      <style:paragraph-properties fo:margin-top="0in" fo:margin-bottom="0in"/>
      <style:text-properties fo:font-size="12pt" style:font-size-asian="12pt" style:font-size-complex="12pt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Div</text:h>
      <text:p text:style-name="P2">The same as <text:span text:style-name="Source_20_Text">HTML DIV </text:span>tag.</text:p>
      <text:p text:style-name="P2">An extension. It has the same effect as<text:span text:style-name="Source_20_Text"> &lt;h:div xmlns:h="http://www.w3.org/1999/xhtml"&gt;</text:span>. Note: a Window without title and caption has the same visual effect as <text:span text:style-name="Source_20_Text">Div</text:span>, but <text:span text:style-name="Source_20_Text">Div</text:span> doesn't implement <text:span text:style-name="Source_20_Text">IdSpace</text:span>. In other words, <text:span text:style-name="Source_20_Text">Div</text:span> won't affect the uniqueness of identifiers. </text:p>
      <text:p text:style-name="P1"><draw:frame draw:style-name="fr1" draw:name="graphics1" text:anchor-type="paragraph" svg:width="3.2291in" svg:height="0.6043in" draw:z-index="0"><draw:image xlink:href="../images/Div.png" xlink:type="simple" xlink:show="embed" xlink:actuate="onLoad"/></draw:frame></text:p>
      <text:p text:style-name="Code_20_Indent_20_2">&lt;div align="left" width="300px"&gt;</text:p>
      <text:p text:style-name="Code_20_Indent_20_2"><text:tab/>&lt;doublebox /&gt;</text:p>
      <text:p text:style-name="Code_20_Indent_20_2">&lt;/div&gt;</text:p>
      <text:p text:style-name="Code_20_Indent_20_2">&lt;div align="right" width="300px"&gt;</text:p>
      <text:p text:style-name="Code_20_Indent_20_2"><text:tab/>&lt;doublebox /&gt;</text:p>
      <text:p text:style-name="Code_20_Indent_20_2">&lt;/div&gt;</text:p>
      <text:h text:style-name="Heading_20_4" text:outline-level="4">Class Name</text:h>
      <text:p text:style-name="P4"><text:span text:style-name="Source_20_Text"><text:span text:style-name="T1">org.zkoss.zul.Div</text:span></text:span><text:span text:style-name="Source_20_Text"> </text:span></text:p>
      <text:h text:style-name="Heading_20_4" text:outline-level="4">Supported Child Components</text:h>
      <text:p text:style-name="P3">*All Components </text:p>
      <text:h text:style-name="P7" text:outline-level="4">Supported Events</text:h>
      <text:p text:style-name="P8">*NONE </text:p>
      <text:h text:style-name="P14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Property</text:p>
            </table:table-cell>
            <table:table-cell table:style-name="Table2.A1" office:value-type="string">
              <text:p text:style-name="P11">Description</text:p>
            </table:table-cell>
            <table:table-cell table:style-name="Table2.A1" office:value-type="string">
              <text:p text:style-name="P11">Data Type</text:p>
            </table:table-cell>
            <table:table-cell table:style-name="Table2.D1" office:value-type="string">
              <text:p text:style-name="P11">Values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Source_20_Text">align</text:span></text:p>
          </table:table-cell>
          <table:table-cell table:style-name="Table2.A2" office:value-type="string">
            <text:p text:style-name="P10">The alignment</text:p>
            <text:p text:style-name="P10"><text:span text:style-name="T2">Values:</text:span> <text:span text:style-name="Source_20_Text">one of left, center, right, ustify.</text:span></text:p>
          </table:table-cell>
          <table:table-cell table:style-name="Table2.A2" office:value-type="string">
            <text:p text:style-name="P9"><text:span text:style-name="Source_20_Text">String</text:span></text:p>
          </table:table-cell>
          <table:table-cell table:style-name="Table2.D2" office:value-type="string">
            <text:p text:style-name="P9"><text:span text:style-name="Source_20_Text">&lt;null&gt; </text:span></text:p>
            <text:p text:style-name="P9"><text:span text:style-name="Source_20_Text">Description: use browser default</text:span></text:p>
          </table:table-cell>
        </table:table-row>
      </table:table>
      <text:h text:style-name="Heading_20_4" text:outline-level="4">Methods</text:h>
      <text:p text:style-name="P12"><text:bookmark text:name="id456518"/>*NONE 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1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38:52</dc:date>
    <dc:language>en-US</dc:language>
    <meta:editing-cycles>136</meta:editing-cycles>
    <meta:editing-duration>PT5H17M1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3" meta:word-count="109" meta:character-count="778"/>
  </office:meta>
</office:document-meta>
</file>